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officeooo:rsid="0005aa74" officeooo:paragraph-rsid="0005aa74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officeooo:rsid="0005aa74" officeooo:paragraph-rsid="00099f5b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fo:font-style="italic" officeooo:rsid="0005aa74" officeooo:paragraph-rsid="00099f5b" style:language-asian="zxx" style:country-asian="none" style:font-style-asian="italic" style:language-complex="zxx" style:country-complex="none" style:font-style-complex="italic"/>
    </style:style>
    <style:style style:name="P4" style:family="paragraph" style:parent-style-name="Standard">
      <style:text-properties style:font-name="Liberation Mono" fo:language="zxx" fo:country="none" officeooo:rsid="0005aa74" officeooo:paragraph-rsid="0005aa74" style:language-asian="zxx" style:country-asian="none" style:language-complex="zxx" style:country-complex="none"/>
    </style:style>
    <style:style style:name="P5" style:family="paragraph" style:parent-style-name="Standard">
      <style:text-properties style:font-name="Liberation Mono" fo:language="zxx" fo:country="none" officeooo:rsid="0005aa74" officeooo:paragraph-rsid="0005aa74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rsid="0005aa74" officeooo:paragraph-rsid="0005aa74" style:language-asian="zxx" style:country-asian="none" style:language-complex="zxx" style:country-complex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Liberation Mono"/>
    </style:style>
    <style:style style:name="T3" style:family="text">
      <style:text-properties officeooo:rsid="0008015d"/>
    </style:style>
    <style:style style:name="T4" style:family="text">
      <style:text-properties officeooo:rsid="0008af3e"/>
    </style:style>
    <style:style style:name="T5" style:family="text">
      <style:text-properties officeooo:rsid="00099f5b"/>
    </style:style>
    <style:style style:name="T6" style:family="text">
      <style:text-properties officeooo:rsid="000b24b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) Wie kann man den Programmfluss <text:span text:style-name="T1">besser</text:span> verstehen? </text:p>
      <text:p text:style-name="P1"><text:s text:c="6"/>Sprich, wie kann man die Variablenwerte ausgeben?</text:p>
      <text:p text:style-name="P1"/>
      <text:p text:style-name="P1"/>
      <text:p text:style-name="P1"/>
      <text:p text:style-name="P1">B) Wie sind die ersten beiden Schritte für ein neues Programm? (Vgl. Grundgerüst)</text:p>
      <text:p text:style-name="P1"/>
      <text:p text:style-name="P1"><text:tab/>1)</text:p>
      <text:p text:style-name="P1"/>
      <text:p text:style-name="P1"><text:tab/>2)</text:p>
      <text:p text:style-name="P1"/>
      <text:p text:style-name="P1"/>
      <text:p text:style-name="P1">C) Was ist eine Variablen-Deklaration und wie oft darf das pro Block passieren?</text:p>
      <text:p text:style-name="P3"><text:span text:style-name="T5">W</text:span>as ist eine Variablen-Deklaration und wie oft darf <text:span text:style-name="T5">man den selben Namen</text:span> pro Block <text:span text:style-name="T5">deklarieren</text:span>?</text:p>
      <text:p text:style-name="P1"/>
      <text:p text:style-name="P1"/>
      <text:p text:style-name="P1">D) Wo und wie werden Funktionen deklariert?</text:p>
      <text:p text:style-name="P1"><text:s text:c="5"/>(Grundgerüst zeichnen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E) <text:span text:style-name="T3">Wie</text:span> übergebe ich einen Wert in meiner <text:span text:style-name="T2">main(String[] args)</text:span>-Funktion an eine Funktion</text:p>
      <text:p text:style-name="P1"><text:s text:c="5"/>wie <text:span text:style-name="T5">zum Beispiel </text:span><text:span text:style-name="T2">System.out.println()</text:span>?</text:p>
      <text:p text:style-name="P1"/>
      <text:p text:style-name="P1"/>
      <text:p text:style-name="P1"/>
      <text:p text:style-name="P1"/>
      <text:p text:style-name="P1">F) Wo werden Paramete<text:span text:style-name="T6">r</text:span>n bei Funktionen deklariert? <text:span text:style-name="T5">(Code-Beispiel)</text:span></text:p>
      <text:p text:style-name="P1"/>
      <text:p text:style-name="P1"/>
      <text:p text:style-name="P1"/>
      <text:p text:style-name="P1">G) Dürfen die Parameternamen als Variablennamen <text:span text:style-name="T5">neu deklariert</text:span> werden? (mit Begrü<text:span text:style-name="T4">n</text:span>dung)</text:p>
      <text:p text:style-name="P1"/>
      <text:p text:style-name="P1"/>
      <text:p text:style-name="P1"/>
      <text:p text:style-name="P2">H) <text:span text:style-name="T5">Auf welche Variablen aus der </text:span><text:span text:style-name="T2">main(String[] args)</text:span>-Funktion <text:span text:style-name="T5">kann man </text:span>in einer eigenen, neuen Funktion <text:span text:style-name="T5">zugreifen?</text:span></text:p>
      <text:p text:style-name="P4"><text:s text:c="2"/></text:p>
      <text:p text:style-name="P1"/>
      <text:p text:style-name="P1"/>
      <text:p text:style-name="P1">I) Wir deklarieren eine neue Variable in einer Schleife. Wo müsste ich sie erzeugen, damit ich diese nach der Schleife noch benutzen kann und warum? (Vgl. Las-Vegas-Metapher)</text:p>
      <text:p text:style-name="P1"/>
      <text:p text:style-name="P4"><text:tab/>while(...) {</text:p>
      <text:p text:style-name="P4"/>
      <text:p text:style-name="P4"/>
      <text:p text:style-name="P4"><text:tab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8T09:33:48.445499001</meta:creation-date>
    <dc:date>2016-09-09T09:40:23.713678729</dc:date>
    <meta:editing-duration>PT4M4S</meta:editing-duration>
    <meta:editing-cycles>6</meta:editing-cycles>
    <meta:generator>LibreOffice/5.1.4.2$Linux_X86_64 LibreOffice_project/10m0$Build-2</meta:generator>
    <meta:document-statistic meta:table-count="0" meta:image-count="0" meta:object-count="0" meta:page-count="1" meta:paragraph-count="18" meta:word-count="149" meta:character-count="1024" meta:non-whitespace-character-count="869"/>
  </office:meta>
</office:document-meta>
</file>